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OpenSymbol1"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Andale Sans UI1" svg:font-family="'Andale Sans UI'" style:font-pitch="variable"/>
    <style:font-face style:name="Andale Sans UI2" svg:font-family="'Andale Sans UI', 'Times New Roman'" style:font-pitch="variable"/>
    <style:font-face style:name="OpenSymbol" svg:font-family="OpenSymbol" style:font-pitch="variable"/>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2pt" fo:language="en" fo:country="US" fo:font-weight="normal" style:font-size-asian="12pt" style:font-weight-asian="normal" style:font-size-complex="12pt" style:font-weight-complex="normal"/>
    </style:style>
    <style:style style:name="P4" style:family="paragraph" style:parent-style-name="Standard">
      <style:text-properties fo:language="en" fo:country="US"/>
    </style:style>
    <style:style style:name="P5" style:family="paragraph" style:parent-style-name="Standard">
      <style:text-properties fo:language="en" fo:country="US" fo:font-weight="bold" style:font-weight-asian="bold"/>
    </style:style>
    <style:style style:name="P6" style:family="paragraph" style:parent-style-name="Standard">
      <style:paragraph-properties fo:text-align="center" style:justify-single-word="false">
        <style:tab-stops>
          <style:tab-stop style:position="2.198in"/>
        </style:tab-stops>
      </style:paragraph-properties>
      <style:text-properties fo:language="en" fo:country="US" fo:font-weight="bold" style:font-weight-asian="bold"/>
    </style:style>
    <style:style style:name="P7" style:family="paragraph" style:parent-style-name="Standard">
      <style:paragraph-properties fo:text-align="start" style:justify-single-word="false">
        <style:tab-stops>
          <style:tab-stop style:position="2.198in"/>
        </style:tab-stops>
      </style:paragraph-properties>
      <style:text-properties fo:language="en" fo:country="US" fo:font-weight="bold" style:font-weight-asian="bold"/>
    </style:style>
    <style:style style:name="P8" style:family="paragraph" style:parent-style-name="Standard">
      <style:text-properties fo:language="en" fo:country="US" fo:font-weight="bold" style:font-weight-asian="bold" style:font-weight-complex="bold"/>
    </style:style>
    <style:style style:name="P9" style:family="paragraph" style:parent-style-name="Standard">
      <style:paragraph-properties>
        <style:tab-stops>
          <style:tab-stop style:position="2.8335in"/>
        </style:tab-stops>
      </style:paragraph-properties>
      <style:text-properties fo:language="en" fo:country="US"/>
    </style:style>
    <style:style style:name="P10" style:family="paragraph" style:parent-style-name="Standard">
      <style:text-properties fo:color="#000000" fo:language="en" fo:country="US" style:font-name-asian="Courier New1" style:font-name-complex="Courier New1"/>
    </style:style>
    <style:style style:name="P11" style:family="paragraph" style:parent-style-name="Standard">
      <style:text-properties fo:color="#000000" fo:language="en" fo:country="US" style:font-size-complex="14pt"/>
    </style:style>
    <style:style style:name="P12" style:family="paragraph" style:parent-style-name="Standard">
      <style:text-properties fo:color="#800000" fo:language="en" fo:country="US" fo:font-weight="bold" style:font-weight-asian="bold" style:font-weight-complex="bold"/>
    </style:style>
    <style:style style:name="P13" style:family="paragraph" style:parent-style-name="Standard">
      <style:text-properties fo:language="fr" fo:country="FR"/>
    </style:style>
    <style:style style:name="P14" style:family="paragraph" style:parent-style-name="Standard">
      <style:paragraph-properties fo:margin-left="0.5in" fo:margin-right="0in" fo:text-indent="-0.25in" style:auto-text-indent="false"/>
      <style:text-properties fo:language="en" fo:country="US"/>
    </style:style>
    <style:style style:name="P15" style:family="paragraph" style:parent-style-name="Standard">
      <style:paragraph-properties fo:break-before="page"/>
    </style:style>
    <style:style style:name="P16" style:family="paragraph" style:parent-style-name="Standard">
      <style:paragraph-properties fo:margin-left="0.75in" fo:margin-right="0in" fo:text-indent="0in" style:auto-text-indent="false"/>
    </style:style>
    <style:style style:name="P17" style:family="paragraph" style:parent-style-name="Standard">
      <style:paragraph-properties fo:margin-left="0.75in" fo:margin-right="0in" fo:text-indent="0in" style:auto-text-indent="false"/>
      <style:text-properties fo:color="#000000" fo:language="en" fo:country="US" style:font-size-complex="14pt"/>
    </style:style>
    <style:style style:name="P18" style:family="paragraph" style:parent-style-name="Standard">
      <style:paragraph-properties fo:margin-left="0.75in" fo:margin-right="0in" fo:text-indent="0in" style:auto-text-indent="false"/>
      <style:text-properties fo:color="#000000" fo:language="en" fo:country="US" style:font-size-complex="14pt" style:font-weight-complex="bold"/>
    </style:style>
    <style:style style:name="P19" style:family="paragraph" style:parent-style-name="Standard">
      <style:paragraph-properties fo:margin-left="0.5in" fo:margin-right="0in" fo:text-indent="0in" style:auto-text-indent="false"/>
    </style:style>
    <style:style style:name="P20" style:family="paragraph" style:parent-style-name="List_20_Bullet" style:list-style-name="WW8Num16"/>
    <style:style style:name="P21" style:family="paragraph" style:parent-style-name="List_20_Bullet" style:list-style-name="WW8Num16">
      <style:text-properties fo:language="en" fo:country="US"/>
    </style:style>
    <style:style style:name="P22" style:family="paragraph" style:parent-style-name="Standard" style:list-style-name="WW8Num13"/>
    <style:style style:name="P23" style:family="paragraph" style:parent-style-name="Standard" style:list-style-name="WW8Num2">
      <style:text-properties fo:language="en" fo:country="US"/>
    </style:style>
    <style:style style:name="P24" style:family="paragraph" style:parent-style-name="Standard" style:list-style-name="WW8Num3">
      <style:text-properties fo:language="en" fo:country="US"/>
    </style:style>
    <style:style style:name="P25" style:family="paragraph" style:parent-style-name="Standard" style:list-style-name="WW8Num5">
      <style:text-properties fo:language="en" fo:country="US"/>
    </style:style>
    <style:style style:name="P26" style:family="paragraph" style:parent-style-name="Standard" style:list-style-name="WW8Num10">
      <style:text-properties fo:language="en" fo:country="US" fo:font-weight="bold" style:font-weight-asian="bold"/>
    </style:style>
    <style:style style:name="P27" style:family="paragraph" style:parent-style-name="Standard" style:list-style-name="WW8Num4">
      <style:paragraph-properties style:text-autospace="none"/>
    </style:style>
    <style:style style:name="P28" style:family="paragraph" style:parent-style-name="Standard" style:list-style-name="WW8Num4">
      <style:paragraph-properties style:text-autospace="none"/>
      <style:text-properties fo:color="#000000" style:font-name-asian="Courier New1" style:font-name-complex="Courier New1"/>
    </style:style>
    <style:style style:name="P29" style:family="paragraph" style:parent-style-name="Standard" style:list-style-name="WW8Num13">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style:text-properties fo:font-size="12pt" fo:language="ru" fo:country="RU" fo:font-weight="normal" style:font-size-asian="12pt" style:font-weight-asian="normal" style:font-size-complex="12pt" style:font-weight-complex="normal"/>
    </style:style>
    <style:style style:name="P31" style:family="paragraph" style:parent-style-name="Standard">
      <style:text-properties fo:font-size="14pt" fo:font-weight="bold" style:font-size-asian="14pt" style:font-weight-asian="bold" style:font-size-complex="14pt" style:font-weight-complex="bold"/>
    </style:style>
    <style:style style:name="P32" style:family="paragraph" style:parent-style-name="Standard" style:list-style-name="WW8Num23"/>
    <style:style style:name="P33" style:family="paragraph" style:parent-style-name="Standard" style:list-style-name="WW8Num10"/>
    <style:style style:name="P34" style:family="paragraph" style:parent-style-name="Standard">
      <style:paragraph-properties fo:break-before="page"/>
      <style:text-properties fo:font-size="14pt" fo:language="en" fo:country="US" fo:font-weight="bold" style:font-size-asian="14pt" style:font-weight-asian="bold" style:font-size-complex="14pt" style:font-weight-complex="bold"/>
    </style:style>
    <style:style style:name="P3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P36" style:family="paragraph">
      <style:paragraph-properties fo:margin-left="0in" fo:margin-right="0in" fo:margin-top="0in" fo:margin-bottom="0in" fo:line-height="100%" fo:text-align="center" fo:text-indent="0in"/>
    </style:style>
    <style:style style:name="P37" style:family="paragraph">
      <style:paragraph-properties fo:margin-left="0in" fo:margin-right="0in" fo:margin-top="0in" fo:margin-bottom="0in" fo:line-height="100%" fo:text-indent="0in"/>
    </style:style>
    <style:style style:name="P38"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P39" style:family="paragraph">
      <style:paragraph-properties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Andale Sans UI" style:font-size-asian="12pt" style:font-style-asian="normal" style:font-weight-asian="normal" style:font-name-complex="Tahoma" style:font-size-complex="12pt" style:font-style-complex="normal" style:font-weight-complex="normal" style:text-emphasize="none" style:font-relief="none"/>
    </style:style>
    <style:style style:name="P40" style:family="paragraph">
      <style:paragraph-properties style:writing-mode="lr-tb"/>
    </style:style>
    <style:style style:name="P41" style:family="paragraph">
      <style:paragraph-properties style:line-height-at-least="0in" fo:text-align="center" style:text-autospace="ideograph-alpha" style:punctuation-wrap="hanging" style:line-break="strict" style:writing-mode="lr-tb"/>
    </style:style>
    <style:style style:name="P42" style:family="paragraph">
      <style:paragraph-properties fo:text-align="center" style:writing-mode="lr-tb"/>
      <style:text-properties fo:font-size="24pt"/>
    </style:style>
    <style:style style:name="P43" style:family="paragraph">
      <style:paragraph-properties style:line-height-at-least="0in" style:text-autospace="ideograph-alpha" style:punctuation-wrap="hanging" style:line-break="strict" style:writing-mode="lr-tb"/>
    </style:style>
    <style:style style:name="T1" style:family="text">
      <style:text-properties fo:font-size="14pt" fo:language="en" fo:country="US" fo:font-weight="bold" style:font-size-asian="14pt" style:font-weight-asian="bold" style:font-size-complex="14pt"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fo:language="en" fo:country="US" fo:font-weight="bold" style:font-weight-asian="bold" style:font-weight-complex="bold"/>
    </style:style>
    <style:style style:name="T6" style:family="text">
      <style:text-properties fo:language="en" fo:country="US" style:language-complex="zxx" style:country-complex="none"/>
    </style:style>
    <style:style style:name="T7" style:family="text">
      <style:text-properties fo:language="en" fo:country="US" fo:font-style="italic" fo:font-weight="normal" style:font-style-asian="italic" style:font-weight-asian="normal" style:font-style-complex="italic" style:font-weight-complex="normal"/>
    </style:style>
    <style:style style:name="T8" style:family="text">
      <style:text-properties fo:language="en" fo:country="US" fo:font-style="italic" fo:font-weight="bold" style:font-style-asian="italic" style:font-weight-asian="bold"/>
    </style:style>
    <style:style style:name="T9" style:family="text">
      <style:text-properties fo:font-weight="bold" style:font-weight-asian="bold"/>
    </style:style>
    <style:style style:name="T10" style:family="text">
      <style:text-properties fo:color="#000000" style:font-name-asian="Courier New1" style:font-name-complex="Courier New1"/>
    </style:style>
    <style:style style:name="T11" style:family="text">
      <style:text-properties fo:color="#000000" fo:language="en" fo:country="US"/>
    </style:style>
    <style:style style:name="T12" style:family="text">
      <style:text-properties fo:color="#000000" fo:language="en" fo:country="US" style:font-name-asian="Courier New1" style:font-name-complex="Courier New1"/>
    </style:style>
    <style:style style:name="T13" style:family="text">
      <style:text-properties fo:color="#000000" fo:language="en" fo:country="US" style:font-name-asian="Courier New1" style:font-name-complex="Courier New1" style:font-style-complex="italic"/>
    </style:style>
    <style:style style:name="T14" style:family="text">
      <style:text-properties fo:color="#000000" fo:language="en" fo:country="US" fo:font-weight="bold" style:font-weight-asian="bold"/>
    </style:style>
    <style:style style:name="T15" style:family="text">
      <style:text-properties fo:color="#000000" fo:language="en" fo:country="US" fo:font-weight="bold" style:font-weight-asian="bold" style:font-size-complex="14pt"/>
    </style:style>
    <style:style style:name="T16" style:family="text">
      <style:text-properties fo:color="#000000" fo:language="en" fo:country="US" fo:font-weight="bold" style:font-name-asian="Courier New1" style:font-weight-asian="bold" style:font-name-complex="Courier New1"/>
    </style:style>
    <style:style style:name="T17" style:family="text">
      <style:text-properties fo:color="#000000" fo:language="en" fo:country="US" style:font-size-complex="14pt"/>
    </style:style>
    <style:style style:name="T18" style:family="text">
      <style:text-properties fo:color="#000000" fo:language="en" fo:country="US" style:font-size-complex="14pt" style:font-weight-complex="bold"/>
    </style:style>
    <style:style style:name="T19" style:family="text">
      <style:text-properties fo:color="#000000" fo:language="en" fo:country="US" style:font-size-complex="14pt" style:font-style-complex="italic"/>
    </style:style>
    <style:style style:name="T20" style:family="text">
      <style:text-properties fo:color="#000000" fo:language="en" fo:country="US" fo:font-style="italic" fo:font-weight="bold" style:font-style-asian="italic" style:font-weight-asian="bold" style:font-size-complex="14pt"/>
    </style:style>
    <style:style style:name="T21" style:family="text">
      <style:text-properties fo:color="#000000" fo:language="en" fo:country="US" fo:font-style="italic" fo:font-weight="bold" style:font-style-asian="italic" style:font-weight-asian="bold" style:font-size-complex="14pt" style:font-style-complex="italic"/>
    </style:style>
    <style:style style:name="T22" style:family="text">
      <style:text-properties fo:color="#000000" fo:language="en" fo:country="US" fo:font-style="italic" fo:font-weight="bold" style:font-name-asian="Courier New1" style:font-style-asian="italic" style:font-weight-asian="bold" style:font-name-complex="Courier New1"/>
    </style:style>
    <style:style style:name="T23" style:family="text">
      <style:text-properties fo:color="#000000" fo:language="en" fo:country="US" fo:font-style="italic" fo:font-weight="bold" style:font-name-asian="Courier New1" style:font-style-asian="italic" style:font-weight-asian="bold" style:font-name-complex="Courier New1" style:font-style-complex="italic"/>
    </style:style>
    <style:style style:name="T24" style:family="text">
      <style:text-properties fo:color="#000000" fo:language="en" fo:country="US" fo:font-style="italic" style:font-style-asian="italic" style:font-size-complex="14pt" style:font-style-complex="italic"/>
    </style:style>
    <style:style style:name="T25" style:family="text">
      <style:text-properties fo:color="#000000" fo:language="en" fo:country="US" fo:font-style="italic" style:font-name-asian="Courier New1" style:font-style-asian="italic" style:font-name-complex="Courier New1" style:font-style-complex="italic"/>
    </style:style>
    <style:style style:name="T26" style:family="text">
      <style:text-properties fo:color="#000000" fo:font-style="italic" style:font-name-asian="Courier New1" style:font-style-asian="italic" style:font-name-complex="Courier New1"/>
    </style:style>
    <style:style style:name="T27" style:family="text">
      <style:text-properties fo:color="#000000" fo:font-style="italic" fo:font-weight="bold" style:font-name-asian="Courier New1" style:font-style-asian="italic" style:font-weight-asian="bold" style:font-name-complex="Courier New1" style:font-style-complex="italic"/>
    </style:style>
    <style:style style:name="T28" style:family="text">
      <style:text-properties fo:color="#000000" fo:language="ru" fo:country="RU" style:font-size-complex="14pt" style:font-weight-complex="bold"/>
    </style:style>
    <style:style style:name="T29" style:family="text">
      <style:text-properties fo:font-style="italic" style:font-style-asian="italic" style:font-style-complex="italic"/>
    </style:style>
    <style:style style:name="T30" style:family="text">
      <style:text-properties fo:font-style="italic" fo:font-weight="bold" style:font-style-asian="italic" style:font-weight-asian="bold"/>
    </style:style>
    <style:style style:name="T31" style:family="text">
      <style:text-properties fo:color="#ff0000" fo:language="en" fo:country="US" fo:font-weight="bold" style:font-weight-asian="bold" style:font-size-complex="14pt"/>
    </style:style>
    <style:style style:name="T32" style:family="text">
      <style:text-properties style:use-window-font-color="true" style:text-outline="false" style:text-line-through-style="none" style:font-name="Arial1"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T33" style:family="text">
      <style:text-properties style:use-window-font-color="true" style:text-outline="false" style:text-line-through-style="none" style:font-name="Arial1" fo:font-size="18pt" fo:language="en" fo:country="US"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T34" style:family="text">
      <style:text-properties style:use-window-font-color="true" style:text-outline="false" style:text-line-through-style="none" style:font-name="Arial1" fo:font-size="12pt" fo:language="en" fo:country="US" fo:font-style="normal" fo:text-shadow="none" style:text-underline-style="none" fo:font-weight="normal" style:letter-kerning="true" style:font-name-asian="Andale Sans UI" style:font-size-asian="12pt" style:font-style-asian="normal" style:font-weight-asian="normal" style:font-name-complex="Tahoma" style:font-size-complex="12pt" style:font-style-complex="normal" style:font-weight-complex="normal" style:text-emphasize="none" style:font-relief="none"/>
    </style:style>
    <style:style style:name="T35" style:family="text">
      <style:text-properties style:use-window-font-color="true" style:text-outline="false" style:text-line-through-style="none" style:font-name="Arial1" fo:font-size="12pt" fo:font-style="normal" fo:text-shadow="none" style:text-underline-style="none" fo:font-weight="normal" style:letter-kerning="true" style:font-name-asian="Andale Sans UI" style:font-size-asian="12pt" style:font-style-asian="normal" style:font-weight-asian="normal" style:font-name-complex="Tahoma" style:font-size-complex="12pt" style:font-style-complex="normal" style:font-weight-complex="normal" style:text-emphasize="none" style:font-relief="none"/>
    </style:style>
    <style:style style:name="T36" style:family="text">
      <style:text-properties style:use-window-font-color="true" style:font-name="Arial" fo:font-size="18pt" fo:language="zxx" fo:country="none" style:letter-kerning="true" style:font-name-asian="Andale Sans UI2" style:font-size-asian="18pt" style:font-name-complex="Tahoma1" style:font-size-complex="18pt" style:language-complex="zxx" style:country-complex="none"/>
    </style:style>
    <style:style style:name="T37" style:family="text">
      <style:text-properties style:use-window-font-color="true" style:font-name="Arial" fo:font-size="14pt" fo:language="ru" fo:country="RU" fo:font-weight="bold" style:letter-kerning="true" style:font-name-asian="Andale Sans UI2" style:font-size-asian="14pt" style:font-weight-asian="bold" style:font-name-complex="Tahoma1" style:font-size-complex="8pt" style:language-complex="zxx" style:country-complex="none" style:font-weight-complex="bold"/>
    </style:style>
    <style:style style:name="T38" style:family="text">
      <style:text-properties style:use-window-font-color="true" style:font-name="Arial" fo:font-size="12pt" fo:language="zxx" fo:country="none" style:letter-kerning="true" style:font-name-asian="Andale Sans UI2" style:font-size-asian="12pt" style:font-name-complex="Tahoma1" style:font-size-complex="12pt" style:language-complex="zxx" style:country-complex="none"/>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00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ff336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0398in" svg:stroke-color="#4b1f6f" draw:marker-start="" draw:marker-start-width="0.1772in" draw:marker-start-center="false" draw:marker-end="" draw:marker-end-width="0.1772in" draw:marker-end-center="false" draw:fill="none"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33cc6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0398in" svg:stroke-color="#800080" draw:marker-start="" draw:marker-start-width="0.1772in" draw:marker-start-center="false" draw:marker-end="" draw:marker-end-width="0.1772in" draw:marker-end-center="false" draw:fill="none"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1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style>
    <style:style style:name="gr13" style:family="graphic">
      <style:graphic-properties draw:stroke="solid" svg:stroke-width="0.0102in" svg:stroke-color="#000000" draw:stroke-linejoin="miter" draw:fill="solid" draw:fill-color="#99ccff" draw:textarea-horizontal-align="center" draw:textarea-vertical-align="middle" draw:auto-grow-height="false" fo:padding-top="0.0866in" fo:padding-bottom="0.0866in" fo:padding-left="0.1736in" fo:padding-right="0.1736in" fo:wrap-option="wrap" draw:shadow="hidden" style:run-through="foreground"/>
    </style:style>
    <style:style style:name="gr14" style:family="graphic">
      <style:graphic-properties draw:stroke="none" draw:fill="none" draw:fill-color="#ffffff" draw:textarea-horizontal-align="justify" draw:textarea-vertical-align="middle" draw:auto-grow-height="false" draw:auto-grow-width="false" fo:padding-top="0.0492in" fo:padding-bottom="0.0492in" fo:padding-left="0.0984in" fo:padding-right="0.0984in" style:run-through="foreground"/>
    </style:style>
    <style:style style:name="gr15"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6" style:family="graphic">
      <style:graphic-properties draw:stroke="none" draw:fill="none" draw:fill-color="#ffffff" draw:textarea-horizontal-align="justify" draw:textarea-vertical-align="middle" draw:auto-grow-height="false" draw:auto-grow-width="false" fo:padding-top="0.0492in" fo:padding-bottom="0.0492in" fo:padding-left="0.0984in" fo:padding-right="0.0984in" fo:wrap-option="wrap" draw:shadow="hidden" style:run-through="foreground"/>
    </style:style>
    <style:style style:name="gr17" style:family="graphic">
      <style:graphic-properties draw:stroke="solid" svg:stroke-width="0.0102in" svg:stroke-color="#000000" draw:stroke-linejoin="miter" draw:fill="solid" draw:fill-color="#33cc66" draw:textarea-horizontal-align="left" draw:textarea-vertical-align="middle" draw:auto-grow-height="false" fo:padding-top="0.0902in" fo:padding-bottom="0.0902in" fo:padding-left="0.1736in" fo:padding-right="0.1736in" fo:wrap-option="wrap" draw:shadow="hidden" style:run-through="foreground"/>
    </style:style>
    <style:style style:name="gr18"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ing</text:p>
      <text:p text:style-name="Standard"><text:line-break/><text:span text:style-name="T1">1. </text:span><text:span text:style-name="T2">Introduction </text:span></text:p>
      <text:p text:style-name="P2"/>
      <text:p text:style-name="P3">We need Abstracting for SubViews.</text:p>
      <text:p text:style-name="Standard"><text:span text:style-name="T2"><text:line-break/></text:span><text:span text:style-name="T1">2. </text:span><text:span text:style-name="T2">Definitions </text:span></text:p>
      <text:p text:style-name="P3"/>
      <text:p text:style-name="P4"/>
      <text:list xml:id="list42557054" text:style-name="WW8Num13">
        <text:list-item>
          <text:p text:style-name="P22"><text:span text:style-name="T7">Agent</text:span><text:span text:style-name="T3"> – the substance which has the following properties:</text:span></text:p>
        </text:list-item>
      </text:list>
      <text:list xml:id="list42572716" text:style-name="WW8Num2">
        <text:list-item>
          <text:list>
            <text:list-item>
              <text:p text:style-name="P23">Unique ID</text:p>
            </text:list-item>
            <text:list-item>
              <text:p text:style-name="P23">Name - «nameId»;(type, for example: A,B,C )</text:p>
            </text:list-item>
            <text:list-item>
              <text:p text:style-name="P23">Site map or set of maps: siteMap;</text:p>
            </text:list-item>
          </text:list>
        </text:list-item>
      </text:list>
      <text:p text:style-name="P4"/>
      <text:list xml:id="list42557214" text:continue-list="list42557054" text:style-name="WW8Num13">
        <text:list-item>
          <text:p text:style-name="P22"><text:span text:style-name="T7">Site</text:span><text:span text:style-name="T3"> – agent’s site; contains:</text:span></text:p>
        </text:list-item>
      </text:list>
      <text:list xml:id="list42550303" text:style-name="WW8Num3">
        <text:list-item>
          <text:list>
            <text:list-item>
              <text:p text:style-name="P24">LinkState</text:p>
            </text:list-item>
            <text:list-item>
              <text:p text:style-name="P24">InternalState</text:p>
            </text:list-item>
            <text:list-item>
              <text:p text:style-name="P24">has the name property: «nameId»</text:p>
            </text:list-item>
          </text:list>
        </text:list-item>
      </text:list>
      <text:p text:style-name="P14"/>
      <text:list xml:id="list42572828" text:continue-list="list42557214" text:style-name="WW8Num13">
        <text:list-item>
          <text:p text:style-name="P22"><text:span text:style-name="T7">Linked Site</text:span><text:span text:style-name="T3"> (LinkedSite) – the site to which the given site is connected (in the example LinkedSite for site «1» is site «2»).</text:span></text:p>
        </text:list-item>
      </text:list>
      <text:p text:style-name="P4"><draw:g text:anchor-type="paragraph" draw:z-index="0" draw:style-name="gr1"><draw:circle draw:style-name="gr2" draw:text-style-name="P35" svg:width="0.985in" svg:height="0.985in" svg:x="0.6504in" svg:y="0.6846in"><text:p/></draw:circle><draw:circle draw:style-name="gr2" draw:text-style-name="P35" svg:width="0.985in" svg:height="0.985in" svg:x="2.8157in" svg:y="0.6846in"><text:p/></draw:circle><draw:circle draw:style-name="gr3" draw:text-style-name="P35" svg:width="0.3941in" svg:height="0.3941in" svg:x="1.2413in" svg:y="0.4882in"><text:p text:style-name="P36"><text:span text:style-name="T32">1</text:span></text:p></draw:circle><draw:circle draw:style-name="gr4" draw:text-style-name="P35" svg:width="0.3941in" svg:height="0.3941in" svg:x="2.6193in" svg:y="0.6846in"><text:p text:style-name="P36"><text:span text:style-name="T32">2</text:span></text:p></draw:circle><draw:path draw:style-name="gr5" draw:text-style-name="P35" svg:width="0.9177in" svg:height="0.1079in" draw:transform="skewX (-0.89029245144214) rotate (0.077667151713733) translate (1.63025692749085in 0.694101144161916in)" svg:viewBox="0 0 2332 275" svg:d="m0 32800c368-18 680 43 1023 62 362 21 670 75 969 128l277 77 63 5"><text:p/></draw:path><draw:line draw:style-name="gr6" draw:text-style-name="P35" svg:x1="1.635in" svg:y1="1.8661in" svg:x2="1.4382in" svg:y2="0.685in"><text:p/></draw:line><draw:frame draw:style-name="gr7" draw:text-style-name="P38" svg:width="1.3449in" svg:height="0.3913in" svg:x="1.0437in" svg:y="1.8807in"><draw:text-box><text:p text:style-name="P37"><text:span text:style-name="T33">Given</text:span><text:span text:style-name="T32"> </text:span><text:span text:style-name="T33">Site</text:span></text:p></draw:text-box></draw:frame><draw:line draw:style-name="gr6" draw:text-style-name="P35" svg:x1="3.0142in" svg:y1="2.063in" svg:x2="2.8173in" svg:y2="0.8819in"><text:p/></draw:line><draw:frame draw:style-name="gr7" draw:text-style-name="P38" svg:width="1.4386in" svg:height="0.3913in" svg:x="2.7831in" svg:y="2.2362in"><draw:text-box><text:p text:style-name="P37"><text:span text:style-name="T32">Linked </text:span><text:span text:style-name="T33">Site</text:span></text:p></draw:text-box></draw:frame><draw:frame draw:style-name="gr7" draw:text-style-name="P38" svg:width="4.4594in" svg:height="0.3913in" svg:x="-0.0161in" svg:y="0.0945in"><draw:text-box><text:p><text:span text:style-name="T33">Considered relatively to the Given Site</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Picture 1</text:p>
      <text:p text:style-name="P7"/>
      <text:list xml:id="list42559206" text:continue-numbering="true" text:style-name="WW8Num13">
        <text:list-item>
          <text:p text:style-name="P22"><text:span text:style-name="T7">Link State </text:span><text:span text:style-name="T3">(LinkState)</text:span><text:span text:style-name="T5"> </text:span><text:span text:style-name="T3">– is located on each site and contains the information about <text:s/>the connection <text:s text:c="2"/>with some <text:s/>LinkedSite . For better understanding of what the Site and its LinkState are, it is more preferable considering them as a whole. LinkState can store the information about </text:span><text:span text:style-name="T4">one LinkSite only</text:span><text:span text:style-name="T3">. Additionally, the LinkState stores the information about the connection type – “StatusLinkRank”.</text:span></text:p>
        </text:list-item>
      </text:list>
      <text:p text:style-name="P4"/>
      <text:p text:style-name="P10">Examples of LinkState:</text:p>
      <text:list xml:id="list42577157" text:style-name="WW8Num4">
        <text:list-item>
          <text:p text:style-name="P28">A(x) - link rank of site "x" does "FREE"</text:p>
        </text:list-item>
        <text:list-item>
          <text:p text:style-name="P28">A(x!1),B(y!1) - link rank of site "x" does "BOUND"</text:p>
        </text:list-item>
        <text:list-item>
          <text:p text:style-name="P27"><text:span text:style-name="T10">A(x!_) - link rank of site "x" does "SEMI_LINK" </text:span><text:span text:style-name="T12">(only for rules)</text:span></text:p>
        </text:list-item>
        <text:list-item>
          <text:p text:style-name="P27"><text:span text:style-name="T10">A(x?) - link rank of site "x" does "BOUND_OR_FREE" </text:span><text:span text:style-name="T12">(only for rules)</text:span></text:p>
        </text:list-item>
      </text:list>
      <text:p text:style-name="P4"/>
      <text:list xml:id="list42569941" text:continue-list="list42559206" text:style-name="WW8Num13">
        <text:list-item>
          <text:p text:style-name="P22"><text:span text:style-name="T7">Internal State </text:span><text:span text:style-name="T3">(InternalState) - is located on every Site and contains the information about the internal site state along with:</text:span></text:p>
        </text:list-item>
      </text:list>
      <text:list xml:id="list42566914" text:style-name="WW8Num5">
        <text:list-item>
          <text:list>
            <text:list-item>
              <text:p text:style-name="P25"><text:soft-page-break/>«nameId»(type, for example «p», «u»)</text:p>
            </text:list-item>
          </text:list>
        </text:list-item>
      </text:list>
      <text:p text:style-name="P4">There are some cases when the Site does not have any InternalState, , then the specific constant is assigned to the «NameId» field. </text:p>
      <text:p text:style-name="P4"/>
      <text:list xml:id="list42567189" text:continue-list="list42569941" text:style-name="WW8Num13">
        <text:list-item>
          <text:p text:style-name="P22"><text:span text:style-name="T7">Abstracting</text:span><text:span text:style-name="T3"> –the result of transforming all the standard components (Agent, Site, </text:span><text:span text:style-name="T6">…</text:span><text:span text:style-name="T3">) into abstract ones. At such transformation the LinkState loses the link to the LinkedSite, but remembers the type of the LinkedSite and the type of the parent agent for the LinkedSite.</text:span></text:p>
        </text:list-item>
      </text:list>
      <text:p text:style-name="P8"/>
      <text:p text:style-name="P4"><draw:g text:anchor-type="paragraph" draw:z-index="1" draw:style-name="gr1"><draw:circle draw:style-name="gr8" draw:text-style-name="P35" svg:width="0.5906in" svg:height="0.5906in" svg:x="0.0008in" svg:y="0.4in"><text:p text:style-name="P36"><text:span text:style-name="T32">A</text:span></text:p></draw:circle><draw:circle draw:style-name="gr8" draw:text-style-name="P35" svg:width="0.5906in" svg:height="0.5906in" svg:x="0.7882in" svg:y="0.4in"><text:p text:style-name="P36"><text:span text:style-name="T32">B</text:span></text:p></draw:circle><draw:circle draw:style-name="gr8" draw:text-style-name="P35" svg:width="0.5906in" svg:height="0.5906in" svg:x="2.9535in" svg:y="0.4in"><text:p text:style-name="P36"><text:span text:style-name="T32">A</text:span></text:p></draw:circle><draw:circle draw:style-name="gr8" draw:text-style-name="P35" svg:width="0.5906in" svg:height="0.5906in" svg:x="3.7409in" svg:y="0.4in"><text:p text:style-name="P36"><text:span text:style-name="T32">B</text:span></text:p></draw:circle><draw:line draw:style-name="gr6" draw:text-style-name="P35" svg:x1="1.5764in" svg:y1="0.7937in" svg:x2="2.7244in" svg:y2="0.7937in"><text:p/></draw:line><draw:circle draw:style-name="gr9" draw:text-style-name="P35" svg:width="0.3941in" svg:height="0.3941in" svg:x="0.0008in" svg:y="0.7937in"><text:p/></draw:circle><draw:circle draw:style-name="gr9" draw:text-style-name="P35" svg:width="0.3941in" svg:height="0.3941in" svg:x="0.9846in" svg:y="0.7937in"><text:p/></draw:circle><draw:circle draw:style-name="gr9" draw:text-style-name="P35" svg:width="0.3941in" svg:height="0.3941in" svg:x="2.9535in" svg:y="0.7937in"><text:p/></draw:circle><draw:circle draw:style-name="gr9" draw:text-style-name="P35" svg:width="0.3941in" svg:height="0.3941in" svg:x="3.9374in" svg:y="0.7937in"><text:p/></draw:circle><draw:frame draw:style-name="gr7" draw:text-style-name="P38" svg:width="0.3134in" svg:height="0.3913in" svg:x="0.0736in" svg:y="0.8083in"><draw:text-box><text:p text:style-name="P37"><text:span text:style-name="T32">x</text:span></text:p></draw:text-box></draw:frame><draw:frame draw:style-name="gr7" draw:text-style-name="P38" svg:width="0.324in" svg:height="0.3913in" svg:x="1.0579in" svg:y="0.8083in"><draw:text-box><text:p text:style-name="P37"><text:span text:style-name="T32">y</text:span></text:p></draw:text-box></draw:frame><draw:frame draw:style-name="gr7" draw:text-style-name="P38" svg:width="0.3134in" svg:height="0.3913in" svg:x="2.9535in" svg:y="0.8083in"><draw:text-box><text:p text:style-name="P37"><text:span text:style-name="T32">x</text:span></text:p></draw:text-box></draw:frame><draw:frame draw:style-name="gr7" draw:text-style-name="P38" svg:width="0.324in" svg:height="0.3913in" svg:x="4.0106in" svg:y="0.8083in"><draw:text-box><text:p text:style-name="P37"><text:span text:style-name="T32">y</text:span></text:p></draw:text-box></draw:frame><draw:line draw:style-name="gr2" draw:text-style-name="P35" svg:x1="3.1504in" svg:y1="1.1874in" svg:x2="3.1504in" svg:y2="1.778in"><text:p/></draw:line><draw:line draw:style-name="gr2" draw:text-style-name="P35" svg:x1="3.1504in" svg:y1="1.778in" svg:x2="3.5441in" svg:y2="1.778in"><text:p/></draw:line><draw:line draw:style-name="gr2" draw:text-style-name="P35" svg:x1="4.1346in" svg:y1="1.1874in" svg:x2="4.1346in" svg:y2="1.778in"><text:p/></draw:line><draw:line draw:style-name="gr2" draw:text-style-name="P35" svg:x1="4.1346in" svg:y1="1.778in" svg:x2="4.5283in" svg:y2="1.778in"><text:p/></draw:line><draw:frame draw:style-name="gr7" draw:text-style-name="P38" svg:width="0.5425in" svg:height="0.3913in" svg:x="3.1492in" svg:y="1.3988in"><draw:text-box><text:p text:style-name="P37"><text:span text:style-name="T32">y.B</text:span></text:p></draw:text-box></draw:frame><draw:frame draw:style-name="gr7" draw:text-style-name="P38" svg:width="0.5425in" svg:height="0.3913in" svg:x="4.1346in" svg:y="1.3988in"><draw:text-box><text:p text:style-name="P37"><text:span text:style-name="T32">x.A</text:span></text:p></draw:text-box></draw:frame><draw:frame draw:style-name="gr7" draw:text-style-name="P39" svg:width="1.0012in" svg:height="0.2976in" svg:x="1.5425in" svg:y="0.5965in"><draw:text-box><text:p text:style-name="P37"><text:span text:style-name="T34">abstracting</text:span></text:p></draw:text-box></draw:frame><draw:frame draw:style-name="gr7" draw:text-style-name="P39" svg:width="0.6677in" svg:height="0.2976in" svg:x="0.1642in" svg:y="0.0063in"><draw:text-box><text:p text:style-name="P37"><text:span text:style-name="T34">before</text:span></text:p></draw:text-box></draw:frame><draw:path draw:style-name="gr10" draw:text-style-name="P35" svg:width="0.5866in" svg:height="0.1768in" draw:transform="skewX (0.0111701072127617) rotate (-0.219387886976832) translate (0.427190910564129in 0.921373194404471in)" svg:viewBox="0 0 1491 450" svg:d="m0 74444c225 31 438-52 653-101 207-48 400-153 614-182l203-67 21-93"><text:p/></draw:path><draw:frame draw:style-name="gr7" draw:text-style-name="P39" svg:width="0.5217in" svg:height="0.2976in" svg:x="3.3701in" svg:y="0.0063in"><draw:text-box><text:p text:style-name="P37"><text:span text:style-name="T34">after</text:span></text:p></draw:text-box></draw:frame><draw:line draw:style-name="gr6" draw:text-style-name="P35" svg:x1="0.5583in" svg:y1="1.5811in" svg:x2="0.3614in" svg:y2="0.9906in"><text:p/></draw:line><draw:frame draw:style-name="gr7" draw:text-style-name="P39" svg:width="0.4594in" svg:height="0.2976in" svg:x="0.2972in" svg:y="1.4925in"><draw:text-box><text:p text:style-name="P37"><text:span text:style-name="T34">site</text:span></text:p></draw:text-box></draw:frame><draw:line draw:style-name="gr6" draw:text-style-name="P35" svg:x1="2.5268in" svg:y1="1.5811in" svg:x2="3.1173in" svg:y2="0.9906in"><text:p/></draw:line><draw:frame draw:style-name="gr7" draw:text-style-name="P39" svg:width="1.1051in" svg:height="0.2976in" svg:x="1.9992in" svg:y="1.4925in"><draw:text-box><text:p text:style-name="P37"><text:span text:style-name="T34">Abstract site</text:span></text:p></draw:text-box></draw:frame><draw:line draw:style-name="gr6" draw:text-style-name="P35" svg:x1="2.1331in" svg:y1="1.9748in" svg:x2="3.1173in" svg:y2="1.778in"><text:p/></draw:line><draw:frame draw:style-name="gr7" draw:text-style-name="P39" svg:width="1.574in" svg:height="0.2976in" svg:x="1.1488in" svg:y="1.9752in"><draw:text-box><text:p text:style-name="P37"><text:span text:style-name="T35">Abstract Link State</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text:s text:c="12"/></text:p>
      <text:p text:style-name="P9"><text:tab/><text:span text:style-name="T9">Picture 2</text:span></text:p>
      <text:p text:style-name="P4"/>
      <text:p text:style-name="P12">Let us further name all the above mentioned objects that have passed the abstracting process as Abstract.</text:p>
      <text:p text:style-name="P4"/>
      <text:list xml:id="list42588225" text:continue-numbering="true" text:style-name="WW8Num13">
        <text:list-item>
          <text:p text:style-name="P22"><text:span text:style-name="T7">Abstract link State </text:span><text:span text:style-name="T3">(ALinkState) – similar to LinkState, but contains only the site type the the type of parent agent instead of the link:</text:span></text:p>
          <text:list>
            <text:list-item>
              <text:p text:style-name="P22"><text:span text:style-name="T3">«l</text:span><text:span text:style-name="T6">inkedSite</text:span><text:span text:style-name="T3">NameId» - type of the </text:span><text:span text:style-name="T6">LinkedSite</text:span></text:p>
            </text:list-item>
            <text:list-item>
              <text:p text:style-name="P22"><text:span text:style-name="T3">«linkAgentNameId» - type of the Agent that contains the </text:span><text:span text:style-name="T6">LinkedSite</text:span><text:span text:style-name="T3">.</text:span></text:p>
            </text:list-item>
          </text:list>
        </text:list-item>
      </text:list>
      <text:p text:style-name="P4"/>
      <text:list xml:id="list42560380" text:continue-numbering="true" text:style-name="WW8Num13">
        <text:list-item>
          <text:p text:style-name="P22"><text:span text:style-name="T7">Abstract Site</text:span><text:span text:style-name="T5"> </text:span><text:span text:style-name="T3">(ASite) – similar to “Site”,but <text:s/>contains “ALinkState” instead of LinkState.</text:span></text:p>
        </text:list-item>
      </text:list>
      <text:p text:style-name="P4"/>
      <text:list xml:id="list42563450" text:continue-numbering="true" text:style-name="WW8Num13">
        <text:list-item>
          <text:p text:style-name="P29"><text:span text:style-name="T29">Abstract Agent </text:span>(AAgent) – similar to “Agent”, contains “ASite” instead of “SiteMap”.</text:p>
        </text:list-item>
      </text:list>
      <text:p text:style-name="P2"><text:line-break/></text:p>
      <text:p text:style-name="P15"><text:span text:style-name="T2">3</text:span><text:span text:style-name="T1">. </text:span><text:span text:style-name="T2">Algorithm </text:span></text:p>
      <text:p text:style-name="P2"/>
      <text:p text:style-name="P5"/>
      <text:list xml:id="list42553297" text:style-name="WW8Num23">
        <text:list-item>
          <text:p text:style-name="P32"><text:span text:style-name="T11">Abstraction process is described in the </text:span><text:span text:style-name="T14">Sample</text:span><text:span text:style-name="T11"> section.</text:span></text:p>
        </text:list-item>
      </text:list>
      <text:p text:style-name="P4"/>
      <text:p text:style-name="P17">// Agent abstraction</text:p>
      <text:p text:style-name="P16"><text:span text:style-name="T18">createAbstractAgent</text:span><text:span text:style-name="T28">(</text:span><text:span text:style-name="T18">Agent GivenAgent)</text:span></text:p>
      <text:list xml:id="list42572582" text:continue-numbering="true" text:style-name="WW8Num23">
        <text:list-item>
          <text:list>
            <text:list-item>
              <text:list>
                <text:list-item>
                  <text:p text:style-name="P32"><text:span text:style-name="T17"><text:s/>Create the Abstract Agent: </text:span><text:span text:style-name="T20">aAgent</text:span></text:p>
                </text:list-item>
                <text:list-item>
                  <text:p text:style-name="P32"><text:span text:style-name="T17"><text:s/>Assign a name to the aAgent: </text:span><text:span text:style-name="T20">GivenAgent.NameId</text:span></text:p>
                </text:list-item>
                <text:list-item>
                  <text:p text:style-name="P32"><text:span text:style-name="T31"><text:s/></text:span><text:span text:style-name="T17">For (site : </text:span><text:span text:style-name="T20">GivenAgent.SitesMap</text:span><text:span text:style-name="T17">)</text:span></text:p>
                </text:list-item>
              </text:list>
            </text:list-item>
          </text:list>
        </text:list-item>
      </text:list>
      <text:list xml:id="list42565847" text:style-name="WW8Num16">
        <text:list-item>
          <text:list>
            <text:list-item>
              <text:list>
                <text:list-item>
                  <text:p text:style-name="P20">create the AbstractSite</text:p>
                </text:list-item>
                <text:list-item>
                  <text:p text:style-name="P21">add the AbstractSite to the aAgent</text:p>
                </text:list-item>
              </text:list>
            </text:list-item>
          </text:list>
        </text:list-item>
      </text:list>
      <text:list xml:id="list42585894" text:continue-list="list42572582" text:style-name="WW8Num23">
        <text:list-item>
          <text:list>
            <text:list-item>
              <text:list>
                <text:list-item>
                  <text:p text:style-name="P32"><text:span text:style-name="T17"><text:s/>Return </text:span><text:span text:style-name="T20">aAgent</text:span><text:span text:style-name="T17">;</text:span></text:p>
                </text:list-item>
              </text:list>
            </text:list-item>
          </text:list>
        </text:list-item>
      </text:list>
      <text:p text:style-name="P11"/>
      <text:p text:style-name="P17">// Site abstraction</text:p>
      <text:p text:style-name="P18">createAbstractSite(Site givenSite)</text:p>
      <text:list xml:id="list42555560" text:style-name="WW8Num10">
        <text:list-item>
          <text:list>
            <text:list-item>
              <text:list>
                <text:list-item>
                  <text:p text:style-name="P33"><text:span text:style-name="T17">Create the Abstract Site object: </text:span><text:span text:style-name="T20">aSite</text:span></text:p>
                </text:list-item>
                <text:list-item>
                  <text:p text:style-name="P33"><text:span text:style-name="T17">Assign the </text:span><text:span text:style-name="T21">nameId</text:span><text:span text:style-name="T24"> </text:span><text:span text:style-name="T19">and the</text:span><text:span text:style-name="T24"> </text:span><text:span text:style-name="T21">internalState</text:span><text:span text:style-name="T15"> </text:span><text:span text:style-name="T17">for the “Site; values equal to the </text:span><text:span text:style-name="T20">GivenSite </text:span><text:span text:style-name="T17">values. </text:span></text:p>
                </text:list-item>
                <text:list-item>
                  <text:p text:style-name="P33"><text:span text:style-name="T17">Create the </text:span><text:span text:style-name="T20">Abstract Link State</text:span><text:span text:style-name="T17"> object: </text:span><text:span text:style-name="T20">aLinkState</text:span></text:p>
                </text:list-item>
                <text:list-item>
                  <text:p text:style-name="P33"><text:span text:style-name="T17">Add </text:span><text:span text:style-name="T20">aLinkState</text:span><text:span text:style-name="T17"> to the </text:span><text:span text:style-name="T20">aSite</text:span></text:p>
                </text:list-item>
                <text:list-item>
                  <text:p text:style-name="P33"><text:span text:style-name="T17">Assign the </text:span><text:span text:style-name="T27">statusLinkRank </text:span><text:span text:style-name="T16"><text:s/></text:span><text:span text:style-name="T12">for the </text:span><text:span text:style-name="T22">aLinkState,</text:span><text:span text:style-name="T12"> which is equal to the </text:span><text:span text:style-name="T22">s</text:span><text:span text:style-name="T23">tatusLinkRank</text:span><text:span text:style-name="T25"> </text:span><text:span text:style-name="T13">of the</text:span><text:span text:style-name="T25"> </text:span><text:span text:style-name="T22">GivenSite.LinkState</text:span><text:span text:style-name="T12">.</text:span></text:p>
                </text:list-item>
                <text:list-item>
                  <text:p text:style-name="P33"><text:span text:style-name="T12">Fill the information about </text:span><text:span text:style-name="T22">linkSiteNameId</text:span><text:span text:style-name="T12"> and </text:span><text:span text:style-name="T22">linkAgentNameId</text:span><text:span text:style-name="T12"> in the </text:span><text:span text:style-name="T22">aLinkState </text:span><text:span text:style-name="T12">field according to the </text:span><text:span text:style-name="T22">Abstract Link State</text:span><text:span text:style-name="T12"> definition. </text:span></text:p>
                </text:list-item>
                <text:list-item>
                  <text:p text:style-name="P26"><text:span text:style-name="T10">Return </text:span><text:span text:style-name="T26">aSite</text:span><text:span text:style-name="T10">.</text:span></text:p>
                </text:list-item>
              </text:list>
            </text:list-item>
          </text:list>
        </text:list-item>
      </text:list>
      <text:p text:style-name="P34">4. Examples</text:p>
      <text:p text:style-name="P3"/>
      <text:p text:style-name="P4">'AxBx' A(x),B(x) -&gt; A(x!1),B(x!1) @ 1.0</text:p>
      <text:p text:style-name="P13">'AyCy' A(y),C(y) -&gt; A(y!1),C(y!1) @ 1.0</text:p>
      <text:p text:style-name="P13">'Ax_Cxy_' A(x!_),C(x,y!_) -&gt; A(x!1),C(x!1,y!_) @ 1.0</text:p>
      <text:p text:style-name="P13"/>
      <text:p text:style-name="P13"># Initial Conditions:</text:p>
      <text:p text:style-name="P13">%init: 1 * (A(x,y),B(x),C(x,y))</text:p>
      <text:p text:style-name="P13"/>
      <text:p text:style-name="Standard"><text:span text:style-name="T3">There is no difference in building abstractions for the </text:span><text:span text:style-name="T8">Solution </text:span><text:span text:style-name="T3">or</text:span><text:span text:style-name="T8"> Rules,</text:span><text:span text:style-name="T3"> etc. Below you can see the result of </text:span><text:span text:style-name="T8">LocalViews</text:span><text:span text:style-name="T3"> building for the model described above.</text:span></text:p>
      <text:p text:style-name="P4"/>
      <text:list xml:id="list42579028" text:continue-numbering="true" text:style-name="WW8Num10">
        <text:list-item>
          <text:list>
            <text:list-item>
              <text:p text:style-name="P33">Abstracting <text:span text:style-name="T30">Rules</text:span> and <text:span text:style-name="T30">Solution:</text:span> </text:p>
            </text:list-item>
          </text:list>
        </text:list-item>
      </text:list>
      <text:p text:style-name="P19"/>
      <text:p text:style-name="P4"><draw:g text:anchor-type="char" draw:z-index="2" draw:style-name="gr11"><draw:g draw:style-name="gr12"><draw:custom-shape draw:style-name="gr13" draw:text-style-name="P40" svg:width="0.5906in" svg:height="0.5898in" svg:x="1.061in" svg:y="0.005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 draw:text-style-name="P41" svg:width="0.4185in" svg:height="0.4177in" svg:x="1.1472in" svg:y="0.0909in"><draw:text-box><text:p text:style-name="P41"><text:span text:style-name="T36">A</text:span></text:p></draw:text-box></draw:frame></draw:g><draw:g draw:style-name="gr12"><draw:custom-shape draw:style-name="gr13" draw:text-style-name="P40" svg:width="0.5898in" svg:height="0.5898in" svg:x="1.8488in" svg:y="0.005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 draw:text-style-name="P41" svg:width="0.4177in" svg:height="0.4177in" svg:x="1.9343in" svg:y="0.0909in"><draw:text-box><text:p text:style-name="P41"><text:span text:style-name="T36">B</text:span></text:p></draw:text-box></draw:frame></draw:g><draw:g draw:style-name="gr12"><draw:custom-shape draw:style-name="gr13" draw:text-style-name="P40" svg:width="0.5906in" svg:height="0.5898in" svg:x="3.2264in" svg:y="0.005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 draw:text-style-name="P41" svg:width="0.4185in" svg:height="0.4177in" svg:x="3.3126in" svg:y="0.0909in"><draw:text-box><text:p text:style-name="P41"><text:span text:style-name="T36">A</text:span></text:p></draw:text-box></draw:frame></draw:g><draw:g draw:style-name="gr12"><draw:custom-shape draw:style-name="gr13" draw:text-style-name="P40" svg:width="0.5906in" svg:height="0.5898in" svg:x="4.0142in" svg:y="0.005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 draw:text-style-name="P41" svg:width="0.4185in" svg:height="0.4177in" svg:x="4.1in" svg:y="0.0909in"><draw:text-box><text:p text:style-name="P41"><text:span text:style-name="T36">B</text:span></text:p></draw:text-box></draw:frame></draw:g><draw:line draw:style-name="gr15" draw:text-style-name="P42" svg:x1="2.6362in" svg:y1="0.3992in" svg:x2="3.0291in" svg:y2="0.3992in"><text:p/></draw:line><draw:frame draw:style-name="gr16" draw:text-style-name="P43" svg:width="0.7087in" svg:height="0.3386in" svg:x="0.0492in" svg:y="0.2012in"><draw:text-box><text:p text:style-name="P43"><text:span text:style-name="T37">AxBx</text:span></text:p></draw:text-box></draw:frame><draw:custom-shape draw:style-name="gr17" draw:text-style-name="P40" svg:width="0.3933in" svg:height="0.3933in" svg:x="1.061in" svg:y="0.3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40" svg:width="0.3933in" svg:height="0.3933in" svg:x="2.0453in" svg:y="0.3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40" svg:width="0.3933in" svg:height="0.3933in" svg:x="3.2264in" svg:y="0.3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40" svg:width="0.3933in" svg:height="0.3933in" svg:x="4.211in" svg:y="0.399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 draw:text-style-name="P43" svg:width="0.313in" svg:height="0.3906in" svg:x="1.1343in" svg:y="0.4138in"><draw:text-box><text:p text:style-name="P43"><text:span text:style-name="T36">x</text:span></text:p></draw:text-box></draw:frame><draw:frame draw:style-name="gr16" draw:text-style-name="P43" svg:width="0.313in" svg:height="0.3906in" svg:x="2.1181in" svg:y="0.4138in"><draw:text-box><text:p text:style-name="P43"><text:span text:style-name="T36">x</text:span></text:p></draw:text-box></draw:frame><draw:frame draw:style-name="gr16" draw:text-style-name="P43" svg:width="0.313in" svg:height="0.3906in" svg:x="3.2264in" svg:y="0.4138in"><draw:text-box><text:p text:style-name="P43"><text:span text:style-name="T36">x</text:span></text:p></draw:text-box></draw:frame><draw:frame draw:style-name="gr16" draw:text-style-name="P43" svg:width="0.313in" svg:height="0.3906in" svg:x="4.2835in" svg:y="0.4138in"><draw:text-box><text:p text:style-name="P43"><text:span text:style-name="T36">x</text:span></text:p></draw:text-box></draw:frame><draw:line draw:style-name="gr18" draw:text-style-name="P42" svg:x1="3.4236in" svg:y1="0.7929in" svg:x2="3.4236in" svg:y2="1.3827in"><text:p/></draw:line><draw:line draw:style-name="gr18" draw:text-style-name="P42" svg:x1="3.4236in" svg:y1="1.3835in" svg:x2="3.8165in" svg:y2="1.3835in"><text:p/></draw:line><draw:line draw:style-name="gr18" draw:text-style-name="P42" svg:x1="4.4083in" svg:y1="0.7929in" svg:x2="4.4083in" svg:y2="1.3827in"><text:p/></draw:line><draw:line draw:style-name="gr18" draw:text-style-name="P42" svg:x1="4.4083in" svg:y1="1.3835in" svg:x2="4.8012in" svg:y2="1.3835in"><text:p/></draw:line><draw:frame draw:style-name="gr16" draw:text-style-name="P43" svg:width="0.5524in" svg:height="0.3906in" svg:x="3.4224in" svg:y="1.0039in"><draw:text-box><text:p text:style-name="P43"><text:span text:style-name="T36">x.B</text:span></text:p></draw:text-box></draw:frame><draw:frame draw:style-name="gr16" draw:text-style-name="P43" svg:width="0.5421in" svg:height="0.3906in" svg:x="4.4079in" svg:y="1.0039in"><draw:text-box><text:p text:style-name="P43"><text:span text:style-name="T36">x.A</text:span></text:p></draw:text-box></draw:frame><draw:g draw:style-name="gr12"><draw:custom-shape draw:style-name="gr13" draw:text-style-name="P40" svg:width="0.5906in" svg:height="0.5898in" svg:x="1.061in" svg:y="1.580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 draw:text-style-name="P41" svg:width="0.4185in" svg:height="0.4177in" svg:x="1.1472in" svg:y="1.6657in"><draw:text-box><text:p text:style-name="P41"><text:span text:style-name="T36">A</text:span></text:p></draw:text-box></draw:frame></draw:g><draw:g draw:style-name="gr12"><draw:custom-shape draw:style-name="gr13" draw:text-style-name="P40" svg:width="0.5898in" svg:height="0.5898in" svg:x="1.8488in" svg:y="1.580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 draw:text-style-name="P41" svg:width="0.4177in" svg:height="0.4177in" svg:x="1.9343in" svg:y="1.6657in"><draw:text-box><text:p text:style-name="P41"><text:span text:style-name="T36">C</text:span></text:p></draw:text-box></draw:frame></draw:g><draw:g draw:style-name="gr12"><draw:custom-shape draw:style-name="gr13" draw:text-style-name="P40" svg:width="0.5906in" svg:height="0.5898in" svg:x="3.2264in" svg:y="1.580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 draw:text-style-name="P41" svg:width="0.4185in" svg:height="0.4177in" svg:x="3.3126in" svg:y="1.6657in"><draw:text-box><text:p text:style-name="P41"><text:span text:style-name="T36">A</text:span></text:p></draw:text-box></draw:frame></draw:g><draw:g draw:style-name="gr12"><draw:custom-shape draw:style-name="gr13" draw:text-style-name="P40" svg:width="0.5906in" svg:height="0.5898in" svg:x="4.0142in" svg:y="1.580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 draw:text-style-name="P41" svg:width="0.4185in" svg:height="0.4177in" svg:x="4.1in" svg:y="1.6657in"><draw:text-box><text:p text:style-name="P41"><text:span text:style-name="T36">C</text:span></text:p></draw:text-box></draw:frame></draw:g><draw:line draw:style-name="gr15" draw:text-style-name="P42" svg:x1="2.6362in" svg:y1="1.9744in" svg:x2="3.0291in" svg:y2="1.9744in"><text:p/></draw:line><draw:frame draw:style-name="gr16" draw:text-style-name="P43" svg:width="0.698in" svg:height="0.3386in" svg:x="0.0488in" svg:y="1.7764in"><draw:text-box><text:p text:style-name="P43"><text:span text:style-name="T37">AyCy</text:span></text:p></draw:text-box></draw:frame><draw:custom-shape draw:style-name="gr17" draw:text-style-name="P40" svg:width="0.3933in" svg:height="0.3933in" svg:x="1.061in" svg:y="1.9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40" svg:width="0.3933in" svg:height="0.3933in" svg:x="2.0453in" svg:y="1.9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40" svg:width="0.3933in" svg:height="0.3933in" svg:x="3.2264in" svg:y="1.9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40" svg:width="0.3933in" svg:height="0.3933in" svg:x="4.211in" svg:y="1.9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 draw:text-style-name="P43" svg:width="0.3232in" svg:height="0.3906in" svg:x="1.1335in" svg:y="1.989in"><draw:text-box><text:p text:style-name="P43"><text:span text:style-name="T36">y</text:span></text:p></draw:text-box></draw:frame><draw:frame draw:style-name="gr16" draw:text-style-name="P43" svg:width="0.3232in" svg:height="0.3906in" svg:x="2.1173in" svg:y="1.989in"><draw:text-box><text:p text:style-name="P43"><text:span text:style-name="T36">y</text:span></text:p></draw:text-box></draw:frame><draw:frame draw:style-name="gr16" draw:text-style-name="P43" svg:width="0.3232in" svg:height="0.3906in" svg:x="3.226in" svg:y="1.989in"><draw:text-box><text:p text:style-name="P43"><text:span text:style-name="T36">y</text:span></text:p></draw:text-box></draw:frame><draw:frame draw:style-name="gr16" draw:text-style-name="P43" svg:width="0.3232in" svg:height="0.3906in" svg:x="4.2827in" svg:y="1.989in"><draw:text-box><text:p text:style-name="P43"><text:span text:style-name="T36">y</text:span></text:p></draw:text-box></draw:frame><draw:line draw:style-name="gr18" draw:text-style-name="P42" svg:x1="3.4236in" svg:y1="2.3681in" svg:x2="3.4236in" svg:y2="2.9579in"><text:p/></draw:line><draw:line draw:style-name="gr18" draw:text-style-name="P42" svg:x1="3.4236in" svg:y1="2.9583in" svg:x2="3.8165in" svg:y2="2.9583in"><text:p/></draw:line><draw:line draw:style-name="gr18" draw:text-style-name="P42" svg:x1="4.4083in" svg:y1="2.3681in" svg:x2="4.4083in" svg:y2="2.9579in"><text:p/></draw:line><draw:line draw:style-name="gr18" draw:text-style-name="P42" svg:x1="4.4083in" svg:y1="2.9583in" svg:x2="4.8012in" svg:y2="2.9583in"><text:p/></draw:line><draw:frame draw:style-name="gr16" draw:text-style-name="P43" svg:width="0.5524in" svg:height="0.3906in" svg:x="3.4224in" svg:y="2.5791in"><draw:text-box><text:p text:style-name="P43"><text:span text:style-name="T36">y.C</text:span></text:p></draw:text-box></draw:frame><draw:frame draw:style-name="gr16" draw:text-style-name="P43" svg:width="0.5315in" svg:height="0.3906in" svg:x="4.4071in" svg:y="2.5791in"><draw:text-box><text:p text:style-name="P43"><text:span text:style-name="T36">y.A</text:span></text:p></draw:text-box></draw:frame><draw:g draw:style-name="gr12"><draw:custom-shape draw:style-name="gr13" draw:text-style-name="P40" svg:width="0.5906in" svg:height="0.5898in" svg:x="1.061in" svg:y="3.35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 draw:text-style-name="P41" svg:width="0.4185in" svg:height="0.4177in" svg:x="1.1472in" svg:y="3.4374in"><draw:text-box><text:p text:style-name="P41"><text:span text:style-name="T36">A</text:span></text:p></draw:text-box></draw:frame></draw:g><draw:g draw:style-name="gr12"><draw:custom-shape draw:style-name="gr13" draw:text-style-name="P40" svg:width="0.5898in" svg:height="0.5898in" svg:x="1.8488in" svg:y="3.35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 draw:text-style-name="P41" svg:width="0.4177in" svg:height="0.4177in" svg:x="1.9343in" svg:y="3.4374in"><draw:text-box><text:p text:style-name="P41"><text:span text:style-name="T36">C</text:span></text:p></draw:text-box></draw:frame></draw:g><draw:g draw:style-name="gr12"><draw:custom-shape draw:style-name="gr13" draw:text-style-name="P40" svg:width="0.5906in" svg:height="0.5898in" svg:x="3.2264in" svg:y="3.35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 draw:text-style-name="P41" svg:width="0.4185in" svg:height="0.4177in" svg:x="3.3126in" svg:y="3.4374in"><draw:text-box><text:p text:style-name="P41"><text:span text:style-name="T36">A</text:span></text:p></draw:text-box></draw:frame></draw:g><draw:g draw:style-name="gr12"><draw:custom-shape draw:style-name="gr13" draw:text-style-name="P40" svg:width="0.5906in" svg:height="0.5898in" svg:x="4.0142in" svg:y="3.35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 draw:text-style-name="P41" svg:width="0.4185in" svg:height="0.4177in" svg:x="4.1in" svg:y="3.4374in"><draw:text-box><text:p text:style-name="P41"><text:span text:style-name="T36">C</text:span></text:p></draw:text-box></draw:frame></draw:g><draw:line draw:style-name="gr15" draw:text-style-name="P42" svg:x1="2.6362in" svg:y1="3.7457in" svg:x2="3.0291in" svg:y2="3.7457in"><text:p/></draw:line><draw:frame draw:style-name="gr16" draw:text-style-name="P43" svg:width="1.0524in" svg:height="0.3386in" svg:x="0.0488in" svg:y="3.548in"><draw:text-box><text:p text:style-name="P43"><text:span text:style-name="T37">Ax_Cxy_</text:span></text:p></draw:text-box></draw:frame><draw:custom-shape draw:style-name="gr17" draw:text-style-name="P40" svg:width="0.3933in" svg:height="0.3933in" svg:x="1.061in" svg:y="3.7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40" svg:width="0.3933in" svg:height="0.3933in" svg:x="2.0453in" svg:y="3.7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40" svg:width="0.3933in" svg:height="0.3933in" svg:x="3.2264in" svg:y="3.7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40" svg:width="0.3933in" svg:height="0.3933in" svg:x="4.211in" svg:y="3.745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 draw:text-style-name="P43" svg:width="0.313in" svg:height="0.3906in" svg:x="1.1343in" svg:y="3.7602in"><draw:text-box><text:p text:style-name="P43"><text:span text:style-name="T36">x</text:span></text:p></draw:text-box></draw:frame><draw:frame draw:style-name="gr16" draw:text-style-name="P43" svg:width="0.313in" svg:height="0.3906in" svg:x="2.1181in" svg:y="3.7602in"><draw:text-box><text:p text:style-name="P43"><text:span text:style-name="T36">x</text:span></text:p></draw:text-box></draw:frame><draw:frame draw:style-name="gr16" draw:text-style-name="P43" svg:width="0.313in" svg:height="0.3906in" svg:x="3.2264in" svg:y="3.7602in"><draw:text-box><text:p text:style-name="P43"><text:span text:style-name="T36">x</text:span></text:p></draw:text-box></draw:frame><draw:frame draw:style-name="gr16" draw:text-style-name="P43" svg:width="0.313in" svg:height="0.3906in" svg:x="4.2835in" svg:y="3.7602in"><draw:text-box><text:p text:style-name="P43"><text:span text:style-name="T36">x</text:span></text:p></draw:text-box></draw:frame><draw:line draw:style-name="gr18" draw:text-style-name="P42" svg:x1="3.4236in" svg:y1="4.139in" svg:x2="3.4236in" svg:y2="4.7291in"><text:p/></draw:line><draw:line draw:style-name="gr18" draw:text-style-name="P42" svg:x1="3.4236in" svg:y1="4.7299in" svg:x2="3.8165in" svg:y2="4.7299in"><text:p/></draw:line><draw:line draw:style-name="gr18" draw:text-style-name="P42" svg:x1="4.4083in" svg:y1="4.139in" svg:x2="4.4083in" svg:y2="4.7291in"><text:p/></draw:line><draw:line draw:style-name="gr18" draw:text-style-name="P42" svg:x1="4.4083in" svg:y1="4.7299in" svg:x2="4.8012in" svg:y2="4.7299in"><text:p/></draw:line><draw:frame draw:style-name="gr16" draw:text-style-name="P43" svg:width="0.563in" svg:height="0.3906in" svg:x="3.4228in" svg:y="4.3508in"><draw:text-box><text:p text:style-name="P43"><text:span text:style-name="T36">x.C</text:span></text:p></draw:text-box></draw:frame><draw:frame draw:style-name="gr16" draw:text-style-name="P43" svg:width="0.5421in" svg:height="0.3906in" svg:x="4.4079in" svg:y="4.3508in"><draw:text-box><text:p text:style-name="P43"><text:span text:style-name="T36">x.A</text:span></text:p></draw:text-box></draw:frame><draw:custom-shape draw:style-name="gr17" draw:text-style-name="P40" svg:width="0.3933in" svg:height="0.3933in" svg:x="4.3551in" svg:y="3.154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 draw:text-style-name="P43" svg:width="0.3232in" svg:height="0.3906in" svg:x="4.4287in" svg:y="3.1547in"><draw:text-box><text:p text:style-name="P43"><text:span text:style-name="T36">y</text:span></text:p></draw:text-box></draw:frame><draw:line draw:style-name="gr18" draw:text-style-name="P42" svg:x1="4.7492in" svg:y1="3.352in" svg:x2="5.3394in" svg:y2="3.352in"><text:p/></draw:line><draw:frame draw:style-name="gr16" draw:text-style-name="P43" svg:width="0.7921in" svg:height="0.2969in" svg:x="4.7488in" svg:y="3.0657in"><draw:text-box><text:p text:style-name="P43"><text:span text:style-name="T38">BOUND</text:span></text:p></draw:text-box></draw:frame><draw:custom-shape draw:style-name="gr17" draw:text-style-name="P40" svg:width="0.3933in" svg:height="0.3933in" svg:x="2.1898in" svg:y="3.154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 draw:text-style-name="P43" svg:width="0.3232in" svg:height="0.3906in" svg:x="2.2634in" svg:y="3.1693in"><draw:text-box><text:p text:style-name="P43"><text:span text:style-name="T36">y</text:span></text:p></draw:text-box></draw:frame><draw:line draw:style-name="gr18" draw:text-style-name="P42" svg:x1="2.5717in" svg:y1="3.352in" svg:x2="3.1614in" svg:y2="3.352in"><text:p/></draw:line><draw:frame draw:style-name="gr16" draw:text-style-name="P43" svg:width="0.7921in" svg:height="0.2969in" svg:x="2.5717in" svg:y="3.0657in"><draw:text-box><text:p text:style-name="P43"><text:span text:style-name="T38">BOUND</text:span></text:p></draw:text-box></draw:frame><draw:line draw:style-name="gr18" draw:text-style-name="P42" svg:x1="1.2063in" svg:y1="4.5335in" svg:x2="1.7961in" svg:y2="4.5335in"><text:p/></draw:line><draw:frame draw:style-name="gr16" draw:text-style-name="P43" svg:width="0.7921in" svg:height="0.2969in" svg:x="1.2055in" svg:y="4.2472in"><draw:text-box><text:p text:style-name="P43"><text:span text:style-name="T38">BOUND</text:span></text:p></draw:text-box></draw:frame><draw:line draw:style-name="gr18" draw:text-style-name="P42" svg:x1="1.2063in" svg:y1="4.5319in" svg:x2="1.2063in" svg:y2="4.139in"><text:p/></draw:line><draw:frame draw:style-name="gr16" draw:text-style-name="P43" svg:width="1.8441in" svg:height="0.3933in" svg:x="0.0008in" svg:y="4.9272in"><draw:text-box><text:p text:style-name="P43"><text:span text:style-name="T36">Initial Solution:</text:span></text:p></draw:text-box></draw:frame><draw:g draw:style-name="gr12"><draw:custom-shape draw:style-name="gr13" draw:text-style-name="P40" svg:width="0.5898in" svg:height="0.5898in" svg:x="0.2461in" svg:y="5.320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 draw:text-style-name="P41" svg:width="0.4177in" svg:height="0.4177in" svg:x="0.3315in" svg:y="5.4063in"><draw:text-box><text:p text:style-name="P41"><text:span text:style-name="T36">A</text:span></text:p></draw:text-box></draw:frame></draw:g><draw:g draw:style-name="gr12"><draw:custom-shape draw:style-name="gr13" draw:text-style-name="P40" svg:width="0.5898in" svg:height="0.5898in" svg:x="1.0335in" svg:y="5.320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 draw:text-style-name="P41" svg:width="0.4177in" svg:height="0.4177in" svg:x="1.1189in" svg:y="5.4063in"><draw:text-box><text:p text:style-name="P41"><text:span text:style-name="T36">B</text:span></text:p></draw:text-box></draw:frame></draw:g><draw:custom-shape draw:style-name="gr17" draw:text-style-name="P40" svg:width="0.3933in" svg:height="0.3933in" svg:x="0.2461in" svg:y="5.713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40" svg:width="0.3933in" svg:height="0.3933in" svg:x="1.2299in" svg:y="5.713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 draw:text-style-name="P43" svg:width="0.313in" svg:height="0.3906in" svg:x="0.3189in" svg:y="5.7283in"><draw:text-box><text:p text:style-name="P43"><text:span text:style-name="T36">x</text:span></text:p></draw:text-box></draw:frame><draw:frame draw:style-name="gr16" draw:text-style-name="P43" svg:width="0.313in" svg:height="0.3906in" svg:x="1.3028in" svg:y="5.7283in"><draw:text-box><text:p text:style-name="P43"><text:span text:style-name="T36">x</text:span></text:p></draw:text-box></draw:frame><draw:g draw:style-name="gr12"><draw:custom-shape draw:style-name="gr13" draw:text-style-name="P40" svg:width="0.5898in" svg:height="0.5898in" svg:x="1.8209in" svg:y="5.320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 draw:text-style-name="P41" svg:width="0.4177in" svg:height="0.4177in" svg:x="1.9063in" svg:y="5.4063in"><draw:text-box><text:p text:style-name="P41"><text:span text:style-name="T36">C</text:span></text:p></draw:text-box></draw:frame></draw:g><draw:custom-shape draw:style-name="gr17" draw:text-style-name="P40" svg:width="0.3933in" svg:height="0.3933in" svg:x="2.0173in" svg:y="5.713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 draw:text-style-name="P43" svg:width="0.3232in" svg:height="0.3906in" svg:x="2.0898in" svg:y="5.7283in"><draw:text-box><text:p text:style-name="P43"><text:span text:style-name="T36">y</text:span></text:p></draw:text-box></draw:frame><draw:custom-shape draw:style-name="gr17" draw:text-style-name="P40" svg:width="0.3933in" svg:height="0.3925in" svg:x="0.0492in" svg:y="5.320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 draw:text-style-name="P43" svg:width="0.3232in" svg:height="0.3906in" svg:x="0.1209in" svg:y="5.3354in"><draw:text-box><text:p text:style-name="P43"><text:span text:style-name="T36">y</text:span></text:p></draw:text-box></draw:frame><draw:custom-shape draw:style-name="gr17" draw:text-style-name="P40" svg:width="0.3933in" svg:height="0.3925in" svg:x="2.2146in" svg:y="5.320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 draw:text-style-name="P43" svg:width="0.313in" svg:height="0.3906in" svg:x="2.2874in" svg:y="5.3354in"><draw:text-box><text:p text:style-name="P43"><text:span text:style-name="T36">x</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1"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Andale Sans UI1" svg:font-family="'Andale Sans UI'" style:font-pitch="variable"/>
    <style:font-face style:name="Andale Sans UI2" svg:font-family="'Andale Sans UI', 'Times New Roman'" style:font-pitch="variable"/>
    <style:font-face style:name="OpenSymbol" svg:font-family="OpenSymbol" style:font-pitch="variable"/>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10 30h20z"/>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List_20_Bullet" style:display-name="List Bullet" style:family="paragraph" style:parent-style-name="Standard" style:list-style-name="WW8Num22"/>
    <style:style style:name="Bullet_20_Symbols" style:display-name="Bullet Symbols" style:family="text">
      <style:text-properties style:font-name="OpenSymbol1" style:font-name-asian="OpenSymbol1" style:font-name-complex="OpenSymbol1"/>
    </style:style>
    <style:style style:name="WW8Num13z0" style:family="text">
      <style:text-properties fo:language="ru" fo:country="RU"/>
    </style:style>
    <style:style style:name="WW8Num2z0" style:family="text">
      <style:text-properties style:font-name="Symbol" style:font-name-complex="OpenSymbol"/>
    </style:style>
    <style:style style:name="WW8Num3z0" style:family="text">
      <style:text-properties style:font-name="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Zeichenformat" style:num-suffix="." text:bullet-char="­">
        <style:list-level-properties text:list-level-position-and-space-mode="label-alignment">
          <style:list-level-label-alignment text:label-followed-by="listtab" text:list-tab-stop-position="1.1437in" fo:text-indent="-0.3937in" fo:margin-left="1.1437in"/>
        </style:list-level-properties>
        <style:text-properties style:font-name="Courier New"/>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0H05M32S</meta:editing-duration>
    <meta:editing-cycles>5</meta:editing-cycles>
    <meta:generator>OpenOffice.org/3.1$Win32 OpenOffice.org_project/310m11$Build-9399</meta:generator>
    <dc:date>2009-06-16T22:46:51.88</dc:date>
    <meta:document-statistic meta:table-count="0" meta:image-count="0" meta:object-count="0" meta:page-count="4" meta:paragraph-count="60" meta:word-count="571" meta:character-count="3472"/>
    <meta:user-defined meta:name="Info 1"/>
    <meta:user-defined meta:name="Info 2"/>
    <meta:user-defined meta:name="Info 3"/>
    <meta:user-defined meta:name="Info 4"/>
  </office:meta>
</office:document-meta>
</file>